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d7d7"/>
    </style:style>
    <style:style style:name="ce4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pt" svg:height="255.29pt" svg:x="1081.11pt" svg:y="66.84pt">
            <draw:object draw:notify-on-update-of-ranges="Sheet1.C5:Sheet1.C5 Sheet1.C6:Sheet1.C11 Sheet1.F5:Sheet1.F5 Sheet1.F6:Sheet1.F11 Sheet1.G5:Sheet1.G5 Sheet1.G6:Sheet1.G11 Sheet1.H5:Sheet1.H5 Sheet1.H6:Sheet1.H11 Sheet1.N5:Sheet1.N5 Sheet1.N6:Sheet1.N11 Sheet1.O5:Sheet1.O5 Sheet1.O6:Sheet1.O11 Sheet1.P5:Sheet1.P5 Sheet1.P6:Sheet1.P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77.73pt" svg:y="292.51pt">
            <draw:object draw:notify-on-update-of-ranges="Sheet1.D42:Sheet1.D42 Sheet1.D43:Sheet1.D48 Sheet1.F42:Sheet1.F42 Sheet1.F43:Sheet1.F48 Sheet1.H42:Sheet1.H42 Sheet1.H43:Sheet1.H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32pt" svg:x="1091.68pt" svg:y="588.81pt">
            <draw:object draw:notify-on-update-of-ranges="Sheet1.D42:Sheet1.D42 Sheet1.D43:Sheet1.D48 Sheet1.G42:Sheet1.G42 Sheet1.G43:Sheet1.G48 Sheet1.I42:Sheet1.I42 Sheet1.I43:Sheet1.I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ll times in second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PUEATER</text:p>
          </table:table-cell>
          <table:table-cell table:style-name="ce4" office:value-type="string" calcext:value-type="string">
            <text:p>Quadro P400</text:p>
          </table:table-cell>
          <table:table-cell table:number-columns-repeated="6"/>
          <table:table-cell table:style-name="ce1" office:value-type="string" calcext:value-type="string">
            <text:p>GPUEATER</text:p>
          </table:table-cell>
          <table:table-cell table:style-name="ce4" office:value-type="string" calcext:value-type="string">
            <text:p>Quadro P4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FOV</text:p>
          </table:table-cell>
          <table:table-cell table:style-name="ce5" office:value-type="string" calcext:value-type="string">
            <text:p>Serial</text:p>
          </table:table-cell>
          <table:table-cell table:style-name="ce5" office:value-type="string" calcext:value-type="string">
            <text:p>OpenMP</text:p>
          </table:table-cell>
          <table:table-cell table:style-name="ce5" office:value-type="string" calcext:value-type="string">
            <text:p>Cuda</text:p>
          </table:table-cell>
          <table:table-cell table:number-columns-repeated="2"/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FOV</text:p>
          </table:table-cell>
          <table:table-cell table:style-name="ce5" office:value-type="string" calcext:value-type="string">
            <text:p>Serial 3</text:p>
          </table:table-cell>
          <table:table-cell table:style-name="ce5" office:value-type="string" calcext:value-type="string">
            <text:p>OpenMP 3</text:p>
          </table:table-cell>
          <table:table-cell table:style-name="ce5" office:value-type="string" calcext:value-type="string">
            <text:p>Cuda 3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0.714" calcext:value-type="float">
            <text:p>0.714</text:p>
          </table:table-cell>
          <table:table-cell office:value-type="float" office:value="0.706" calcext:value-type="float">
            <text:p>0.706</text:p>
          </table:table-cell>
          <table:table-cell office:value-type="float" office:value="0.354" calcext:value-type="float">
            <text:p>0.354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0.589" calcext:value-type="float">
            <text:p>0.58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table:style-name="ce2" office:value-type="string" calcext:value-type="string">
            <text:p>8 balls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office:value-type="float" office:value="2.732" calcext:value-type="float">
            <text:p>2.732</text:p>
          </table:table-cell>
          <table:table-cell office:value-type="float" office:value="2.834" calcext:value-type="float">
            <text:p>2.834</text:p>
          </table:table-cell>
          <table:table-cell office:value-type="float" office:value="0.271" calcext:value-type="float">
            <text:p>0.271</text:p>
          </table:table-cell>
          <table:table-cell/>
          <table:table-cell table:style-name="ce2" office:value-type="string" calcext:value-type="string">
            <text:p>3 balls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office:value-type="float" office:value="2.061" calcext:value-type="float">
            <text:p>2.061</text:p>
          </table:table-cell>
          <table:table-cell office:value-type="float" office:value="1.614" calcext:value-type="float">
            <text:p>1.614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10.983" calcext:value-type="float">
            <text:p>10.983</text:p>
          </table:table-cell>
          <table:table-cell office:value-type="float" office:value="11.165" calcext:value-type="float">
            <text:p>11.165</text:p>
          </table:table-cell>
          <table:table-cell office:value-type="float" office:value="0.252" calcext:value-type="float">
            <text:p>0.252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7.944" calcext:value-type="float">
            <text:p>7.944</text:p>
          </table:table-cell>
          <table:table-cell office:value-type="float" office:value="6.427" calcext:value-type="float">
            <text:p>6.427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office:value-type="float" office:value="35" calcext:value-type="float">
            <text:p>35</text:p>
          </table:table-cell>
          <table:table-cell office:value-type="float" office:value="44.155" calcext:value-type="float">
            <text:p>44.155</text:p>
          </table:table-cell>
          <table:table-cell office:value-type="float" office:value="44.85" calcext:value-type="float">
            <text:p>44.85</text:p>
          </table:table-cell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office:value-type="float" office:value="35" calcext:value-type="float">
            <text:p>35</text:p>
          </table:table-cell>
          <table:table-cell office:value-type="float" office:value="32.004" calcext:value-type="float">
            <text:p>32.004</text:p>
          </table:table-cell>
          <table:table-cell office:value-type="float" office:value="25.687" calcext:value-type="float">
            <text:p>25.687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  <table:table-cell office:value-type="float" office:value="35" calcext:value-type="float">
            <text:p>35</text:p>
          </table:table-cell>
          <table:table-cell office:value-type="float" office:value="174.699" calcext:value-type="float">
            <text:p>174.699</text:p>
          </table:table-cell>
          <table:table-cell office:value-type="float" office:value="180.037" calcext:value-type="float">
            <text:p>180.037</text:p>
          </table:table-cell>
          <table:table-cell office:value-type="float" office:value="0.364" calcext:value-type="float">
            <text:p>0.364</text:p>
          </table:table-cell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  <table:table-cell office:value-type="float" office:value="35" calcext:value-type="float">
            <text:p>35</text:p>
          </table:table-cell>
          <table:table-cell office:value-type="float" office:value="127.427" calcext:value-type="float">
            <text:p>127.427</text:p>
          </table:table-cell>
          <table:table-cell office:value-type="float" office:value="102.763" calcext:value-type="float">
            <text:p>102.763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9600" calcext:value-type="float">
            <text:p>9600</text:p>
          </table:table-cell>
          <table:table-cell office:value-type="float" office:value="35" calcext:value-type="float">
            <text:p>35</text:p>
          </table:table-cell>
          <table:table-cell office:value-type="float" office:value="701.353" calcext:value-type="float">
            <text:p>701.353</text:p>
          </table:table-cell>
          <table:table-cell office:value-type="float" office:value="718.26" calcext:value-type="float">
            <text:p>718.26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9600" calcext:value-type="float">
            <text:p>9600</text:p>
          </table:table-cell>
          <table:table-cell office:value-type="float" office:value="35" calcext:value-type="float">
            <text:p>35</text:p>
          </table:table-cell>
          <table:table-cell office:value-type="float" office:value="507.657" calcext:value-type="float">
            <text:p>507.657</text:p>
          </table:table-cell>
          <table:table-cell office:value-type="float" office:value="410.67" calcext:value-type="float">
            <text:p>410.67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/>
          <table:table-cell table:style-name="ce3" table:number-columns-repeated="15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9" calcext:value-type="float">
            <text:p>0.709</text:p>
          </table:table-cell>
          <table:table-cell office:value-type="float" office:value="0.268" calcext:value-type="float">
            <text:p>0.26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4" calcext:value-type="float">
            <text:p>0.434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2.764" calcext:value-type="float">
            <text:p>2.764</text:p>
          </table:table-cell>
          <table:table-cell office:value-type="float" office:value="2.827" calcext:value-type="float">
            <text:p>2.827</text:p>
          </table:table-cell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1.704" calcext:value-type="float">
            <text:p>1.704</text:p>
          </table:table-cell>
          <table:table-cell office:value-type="float" office:value="1.691" calcext:value-type="float">
            <text:p>1.691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10.953" calcext:value-type="float">
            <text:p>10.953</text:p>
          </table:table-cell>
          <table:table-cell office:value-type="float" office:value="11.237" calcext:value-type="float">
            <text:p>11.237</text:p>
          </table:table-cell>
          <table:table-cell office:value-type="float" office:value="0.253" calcext:value-type="float">
            <text:p>0.253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6.755" calcext:value-type="float">
            <text:p>6.755</text:p>
          </table:table-cell>
          <table:table-cell office:value-type="float" office:value="6.671" calcext:value-type="float">
            <text:p>6.67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 office:value-type="float" office:value="45.144" calcext:value-type="float">
            <text:p>45.144</text:p>
          </table:table-cell>
          <table:table-cell office:value-type="float" office:value="43.782" calcext:value-type="float">
            <text:p>43.782</text:p>
          </table:table-cell>
          <table:table-cell office:value-type="float" office:value="0.306" calcext:value-type="float">
            <text:p>0.306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 office:value-type="float" office:value="54.726" calcext:value-type="float">
            <text:p>54.726</text:p>
          </table:table-cell>
          <table:table-cell office:value-type="float" office:value="26.844" calcext:value-type="float">
            <text:p>26.844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  <table:table-cell office:value-type="float" office:value="60" calcext:value-type="float">
            <text:p>60</text:p>
          </table:table-cell>
          <table:table-cell office:value-type="float" office:value="174.688" calcext:value-type="float">
            <text:p>174.688</text:p>
          </table:table-cell>
          <table:table-cell office:value-type="float" office:value="180.625" calcext:value-type="float">
            <text:p>180.625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  <table:table-cell office:value-type="float" office:value="60" calcext:value-type="float">
            <text:p>60</text:p>
          </table:table-cell>
          <table:table-cell office:value-type="float" office:value="107.675" calcext:value-type="float">
            <text:p>107.675</text:p>
          </table:table-cell>
          <table:table-cell office:value-type="float" office:value="107.418" calcext:value-type="float">
            <text:p>107.418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9600" calcext:value-type="float">
            <text:p>9600</text:p>
          </table:table-cell>
          <table:table-cell office:value-type="float" office:value="60" calcext:value-type="float">
            <text:p>60</text:p>
          </table:table-cell>
          <table:table-cell office:value-type="float" office:value="703.328" calcext:value-type="float">
            <text:p>703.328</text:p>
          </table:table-cell>
          <table:table-cell office:value-type="float" office:value="721.05" calcext:value-type="float">
            <text:p>721.05</text:p>
          </table:table-cell>
          <table:table-cell office:value-type="float" office:value="0.731" calcext:value-type="float">
            <text:p>0.731</text:p>
          </table:table-cell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9600" calcext:value-type="float">
            <text:p>9600</text:p>
          </table:table-cell>
          <table:table-cell office:value-type="float" office:value="60" calcext:value-type="float">
            <text:p>60</text:p>
          </table:table-cell>
          <table:table-cell office:value-type="float" office:value="430.644" calcext:value-type="float">
            <text:p>430.644</text:p>
          </table:table-cell>
          <table:table-cell office:value-type="float" office:value="410.617" calcext:value-type="float">
            <text:p>410.617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PUEATER</text:p>
          </table:table-cell>
          <table:table-cell table:style-name="ce4" office:value-type="string" calcext:value-type="string">
            <text:p>Quadro P1000</text:p>
          </table:table-cell>
          <table:table-cell table:number-columns-repeated="6"/>
          <table:table-cell table:style-name="ce1" office:value-type="string" calcext:value-type="string">
            <text:p>GPUEATER</text:p>
          </table:table-cell>
          <table:table-cell table:style-name="ce4" office:value-type="string" calcext:value-type="string">
            <text:p>Quadro P1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FOV</text:p>
          </table:table-cell>
          <table:table-cell table:style-name="ce5" office:value-type="string" calcext:value-type="string">
            <text:p>Serial</text:p>
          </table:table-cell>
          <table:table-cell table:style-name="ce5" office:value-type="string" calcext:value-type="string">
            <text:p>OpenMP</text:p>
          </table:table-cell>
          <table:table-cell table:style-name="ce5" office:value-type="string" calcext:value-type="string">
            <text:p>Cuda</text:p>
          </table:table-cell>
          <table:table-cell table:number-columns-repeated="2"/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FOV</text:p>
          </table:table-cell>
          <table:table-cell table:style-name="ce5" office:value-type="string" calcext:value-type="string">
            <text:p>Serial</text:p>
          </table:table-cell>
          <table:table-cell table:style-name="ce5" office:value-type="string" calcext:value-type="string">
            <text:p>OpenMP</text:p>
          </table:table-cell>
          <table:table-cell table:style-name="ce5" office:value-type="string" calcext:value-type="string">
            <text:p>Cuda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0.714" calcext:value-type="float">
            <text:p>0.714</text:p>
          </table:table-cell>
          <table:table-cell office:value-type="float" office:value="0.61" calcext:value-type="float">
            <text:p>0.61</text:p>
          </table:table-cell>
          <table:table-cell office:value-type="float" office:value="0.354" calcext:value-type="float">
            <text:p>0.354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0.589" calcext:value-type="float">
            <text:p>0.589</text:p>
          </table:table-cell>
          <table:table-cell office:value-type="float" office:value="0.403" calcext:value-type="float">
            <text:p>0.40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table:style-name="ce2" office:value-type="string" calcext:value-type="string">
            <text:p>8 balls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office:value-type="float" office:value="2.732" calcext:value-type="float">
            <text:p>2.732</text:p>
          </table:table-cell>
          <table:table-cell office:value-type="float" office:value="2.11" calcext:value-type="float">
            <text:p>2.11</text:p>
          </table:table-cell>
          <table:table-cell office:value-type="float" office:value="0.271" calcext:value-type="float">
            <text:p>0.271</text:p>
          </table:table-cell>
          <table:table-cell/>
          <table:table-cell table:style-name="ce2" office:value-type="string" calcext:value-type="string">
            <text:p>3 balls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office:value-type="float" office:value="2.061" calcext:value-type="float">
            <text:p>2.061</text:p>
          </table:table-cell>
          <table:table-cell office:value-type="float" office:value="1.398" calcext:value-type="float">
            <text:p>1.398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10.983" calcext:value-type="float">
            <text:p>10.983</text:p>
          </table:table-cell>
          <table:table-cell office:value-type="float" office:value="8.15" calcext:value-type="float">
            <text:p>8.15</text:p>
          </table:table-cell>
          <table:table-cell office:value-type="float" office:value="0.252" calcext:value-type="float">
            <text:p>0.252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7.944" calcext:value-type="float">
            <text:p>7.944</text:p>
          </table:table-cell>
          <table:table-cell office:value-type="float" office:value="5.106" calcext:value-type="float">
            <text:p>5.106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office:value-type="float" office:value="35" calcext:value-type="float">
            <text:p>35</text:p>
          </table:table-cell>
          <table:table-cell office:value-type="float" office:value="44.155" calcext:value-type="float">
            <text:p>44.155</text:p>
          </table:table-cell>
          <table:table-cell office:value-type="float" office:value="32.663" calcext:value-type="float">
            <text:p>32.663</text:p>
          </table:table-cell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office:value-type="float" office:value="35" calcext:value-type="float">
            <text:p>35</text:p>
          </table:table-cell>
          <table:table-cell office:value-type="float" office:value="32.004" calcext:value-type="float">
            <text:p>32.004</text:p>
          </table:table-cell>
          <table:table-cell office:value-type="float" office:value="20.059" calcext:value-type="float">
            <text:p>20.059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  <table:table-cell office:value-type="float" office:value="35" calcext:value-type="float">
            <text:p>35</text:p>
          </table:table-cell>
          <table:table-cell office:value-type="float" office:value="174.699" calcext:value-type="float">
            <text:p>174.699</text:p>
          </table:table-cell>
          <table:table-cell office:value-type="float" office:value="130.949" calcext:value-type="float">
            <text:p>130.949</text:p>
          </table:table-cell>
          <table:table-cell office:value-type="float" office:value="0.364" calcext:value-type="float">
            <text:p>0.364</text:p>
          </table:table-cell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  <table:table-cell office:value-type="float" office:value="35" calcext:value-type="float">
            <text:p>35</text:p>
          </table:table-cell>
          <table:table-cell office:value-type="float" office:value="127.427" calcext:value-type="float">
            <text:p>127.427</text:p>
          </table:table-cell>
          <table:table-cell office:value-type="float" office:value="79.827" calcext:value-type="float">
            <text:p>79.827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9600" calcext:value-type="float">
            <text:p>9600</text:p>
          </table:table-cell>
          <table:table-cell office:value-type="float" office:value="35" calcext:value-type="float">
            <text:p>35</text:p>
          </table:table-cell>
          <table:table-cell office:value-type="float" office:value="701.353" calcext:value-type="float">
            <text:p>701.353</text:p>
          </table:table-cell>
          <table:table-cell office:value-type="float" office:value="521.847" calcext:value-type="float">
            <text:p>521.847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9600" calcext:value-type="float">
            <text:p>9600</text:p>
          </table:table-cell>
          <table:table-cell office:value-type="float" office:value="35" calcext:value-type="float">
            <text:p>35</text:p>
          </table:table-cell>
          <table:table-cell office:value-type="float" office:value="507.657" calcext:value-type="float">
            <text:p>507.657</text:p>
          </table:table-cell>
          <table:table-cell office:value-type="float" office:value="319.323" calcext:value-type="float">
            <text:p>319.323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/>
          <table:table-cell table:style-name="ce3" table:number-columns-repeated="15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.694" calcext:value-type="float">
            <text:p>0.694</text:p>
          </table:table-cell>
          <table:table-cell office:value-type="float" office:value="0.631" calcext:value-type="float">
            <text:p>0.631</text:p>
          </table:table-cell>
          <table:table-cell office:value-type="float" office:value="0.268" calcext:value-type="float">
            <text:p>0.26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.606" calcext:value-type="float">
            <text:p>0.606</text:p>
          </table:table-cell>
          <table:table-cell office:value-type="float" office:value="0.424" calcext:value-type="float">
            <text:p>0.424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2.764" calcext:value-type="float">
            <text:p>2.764</text:p>
          </table:table-cell>
          <table:table-cell office:value-type="float" office:value="2.211" calcext:value-type="float">
            <text:p>2.211</text:p>
          </table:table-cell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2.139" calcext:value-type="float">
            <text:p>2.139</text:p>
          </table:table-cell>
          <table:table-cell office:value-type="float" office:value="1.437" calcext:value-type="float">
            <text:p>1.437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10.953" calcext:value-type="float">
            <text:p>10.953</text:p>
          </table:table-cell>
          <table:table-cell office:value-type="float" office:value="8.605" calcext:value-type="float">
            <text:p>8.605</text:p>
          </table:table-cell>
          <table:table-cell office:value-type="float" office:value="0.253" calcext:value-type="float">
            <text:p>0.253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8.374" calcext:value-type="float">
            <text:p>8.374</text:p>
          </table:table-cell>
          <table:table-cell office:value-type="float" office:value="5.386" calcext:value-type="float">
            <text:p>5.38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 office:value-type="float" office:value="45.144" calcext:value-type="float">
            <text:p>45.144</text:p>
          </table:table-cell>
          <table:table-cell office:value-type="float" office:value="34.371" calcext:value-type="float">
            <text:p>34.371</text:p>
          </table:table-cell>
          <table:table-cell office:value-type="float" office:value="0.306" calcext:value-type="float">
            <text:p>0.306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 office:value-type="float" office:value="33.279" calcext:value-type="float">
            <text:p>33.279</text:p>
          </table:table-cell>
          <table:table-cell office:value-type="float" office:value="21.449" calcext:value-type="float">
            <text:p>21.449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  <table:table-cell office:value-type="float" office:value="60" calcext:value-type="float">
            <text:p>60</text:p>
          </table:table-cell>
          <table:table-cell office:value-type="float" office:value="174.688" calcext:value-type="float">
            <text:p>174.688</text:p>
          </table:table-cell>
          <table:table-cell office:value-type="float" office:value="137.589" calcext:value-type="float">
            <text:p>137.589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  <table:table-cell office:value-type="float" office:value="60" calcext:value-type="float">
            <text:p>60</text:p>
          </table:table-cell>
          <table:table-cell office:value-type="float" office:value="131.924" calcext:value-type="float">
            <text:p>131.924</text:p>
          </table:table-cell>
          <table:table-cell office:value-type="float" office:value="85.039" calcext:value-type="float">
            <text:p>85.039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9600" calcext:value-type="float">
            <text:p>9600</text:p>
          </table:table-cell>
          <table:table-cell office:value-type="float" office:value="60" calcext:value-type="float">
            <text:p>60</text:p>
          </table:table-cell>
          <table:table-cell office:value-type="float" office:value="703.328" calcext:value-type="float">
            <text:p>703.328</text:p>
          </table:table-cell>
          <table:table-cell office:value-type="float" office:value="577.58" calcext:value-type="float">
            <text:p>577.58</text:p>
          </table:table-cell>
          <table:table-cell office:value-type="float" office:value="0.731" calcext:value-type="float">
            <text:p>0.731</text:p>
          </table:table-cell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9600" calcext:value-type="float">
            <text:p>9600</text:p>
          </table:table-cell>
          <table:table-cell office:value-type="float" office:value="60" calcext:value-type="float">
            <text:p>60</text:p>
          </table:table-cell>
          <table:table-cell office:value-type="float" office:value="530.442" calcext:value-type="float">
            <text:p>530.442</text:p>
          </table:table-cell>
          <table:table-cell office:value-type="float" office:value="341.739" calcext:value-type="float">
            <text:p>341.739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peedUp: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8 balls</text:p>
          </table:table-cell>
          <table:table-cell/>
          <table:table-cell office:value-type="string" calcext:value-type="string">
            <text:p>3 Balls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OpenMP 3</text:p>
          </table:table-cell>
          <table:table-cell office:value-type="string" calcext:value-type="string">
            <text:p>Cuda 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F6]/[.G6]" office:value-type="float" office:value="1.01133144475921" calcext:value-type="float">
            <text:p>1.01133144475921</text:p>
          </table:table-cell>
          <table:table-cell table:formula="of:=[.F6]/[.H6]" office:value-type="float" office:value="2.01694915254237" calcext:value-type="float">
            <text:p>2.01694915254237</text:p>
          </table:table-cell>
          <table:table-cell table:formula="of:=[.N6]/[.O6]" office:value-type="float" office:value="1.4330900243309" calcext:value-type="float">
            <text:p>1.4330900243309</text:p>
          </table:table-cell>
          <table:table-cell table:formula="of:=[.N6]/[.P6]" office:value-type="float" office:value="1.20204081632653" calcext:value-type="float">
            <text:p>1.202040816326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[.F7]/[.G7]" office:value-type="float" office:value="0.964008468595625" calcext:value-type="float">
            <text:p>0.964008468595625</text:p>
          </table:table-cell>
          <table:table-cell table:formula="of:=[.F7]/[.H7]" office:value-type="float" office:value="10.0811808118081" calcext:value-type="float">
            <text:p>10.0811808118081</text:p>
          </table:table-cell>
          <table:table-cell table:formula="of:=[.N7]/[.O7]" office:value-type="float" office:value="1.27695167286245" calcext:value-type="float">
            <text:p>1.27695167286245</text:p>
          </table:table-cell>
          <table:table-cell table:formula="of:=[.N7]/[.P7]" office:value-type="float" office:value="3.60945709281961" calcext:value-type="float">
            <text:p>3.609457092819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F8]/[.G8]" office:value-type="float" office:value="0.983699059561129" calcext:value-type="float">
            <text:p>0.983699059561129</text:p>
          </table:table-cell>
          <table:table-cell table:formula="of:=[.F8]/[.H8]" office:value-type="float" office:value="43.5833333333333" calcext:value-type="float">
            <text:p>43.5833333333333</text:p>
          </table:table-cell>
          <table:table-cell table:formula="of:=[.N8]/[.O8]" office:value-type="float" office:value="1.23603547533842" calcext:value-type="float">
            <text:p>1.23603547533842</text:p>
          </table:table-cell>
          <table:table-cell table:formula="of:=[.N8]/[.P8]" office:value-type="float" office:value="13.7916666666667" calcext:value-type="float">
            <text:p>13.79166666666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table:formula="of:=[.F9]/[.G9]" office:value-type="float" office:value="0.984503901895206" calcext:value-type="float">
            <text:p>0.984503901895206</text:p>
          </table:table-cell>
          <table:table-cell table:formula="of:=[.F9]/[.H9]" office:value-type="float" office:value="159.981884057971" calcext:value-type="float">
            <text:p>159.981884057971</text:p>
          </table:table-cell>
          <table:table-cell table:formula="of:=[.N9]/[.O9]" office:value-type="float" office:value="1.24592206174329" calcext:value-type="float">
            <text:p>1.24592206174329</text:p>
          </table:table-cell>
          <table:table-cell table:formula="of:=[.N9]/[.P9]" office:value-type="float" office:value="59.8205607476635" calcext:value-type="float">
            <text:p>59.82056074766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  <table:table-cell table:formula="of:=[.F10]/[.G10]" office:value-type="float" office:value="0.970350539055861" calcext:value-type="float">
            <text:p>0.970350539055861</text:p>
          </table:table-cell>
          <table:table-cell table:formula="of:=[.F10]/[.H10]" office:value-type="float" office:value="479.942307692308" calcext:value-type="float">
            <text:p>479.942307692308</text:p>
          </table:table-cell>
          <table:table-cell table:formula="of:=[.N10]/[.O10]" office:value-type="float" office:value="1.24000856339344" calcext:value-type="float">
            <text:p>1.24000856339344</text:p>
          </table:table-cell>
          <table:table-cell table:formula="of:=[.N10]/[.P10]" office:value-type="float" office:value="199.728840125392" calcext:value-type="float">
            <text:p>199.7288401253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800" calcext:value-type="float">
            <text:p>12800</text:p>
          </table:table-cell>
          <table:table-cell office:value-type="float" office:value="9600" calcext:value-type="float">
            <text:p>9600</text:p>
          </table:table-cell>
          <table:table-cell table:formula="of:=[.F11]/[.G11]" office:value-type="float" office:value="0.976461170049843" calcext:value-type="float">
            <text:p>0.976461170049843</text:p>
          </table:table-cell>
          <table:table-cell table:formula="of:=[.F11]/[.H11]" office:value-type="float" office:value="960.757534246575" calcext:value-type="float">
            <text:p>960.757534246575</text:p>
          </table:table-cell>
          <table:table-cell table:formula="of:=[.N11]/[.O11]" office:value-type="float" office:value="1.23616772591132" calcext:value-type="float">
            <text:p>1.23616772591132</text:p>
          </table:table-cell>
          <table:table-cell table:formula="of:=[.N11]/[.P11]" office:value-type="float" office:value="404.18550955414" calcext:value-type="float">
            <text:p>404.185509554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01:17:39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13:20.722000000</meta:creation-date>
    <dc:date>2019-05-08T01:31:49.152000000</dc:date>
    <meta:editing-duration>PT56M18S</meta:editing-duration>
    <meta:editing-cycles>4</meta:editing-cycles>
    <meta:generator>LibreOffice/6.1.2.1$Windows_X86_64 LibreOffice_project/65905a128db06ba48db947242809d14d3f9a93fe</meta:generator>
    <meta:document-statistic meta:table-count="1" meta:cell-count="3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7cm" svg:height="9.007cm" xlink:href=".." xlink:type="simple" chart:class="chart:line" chart:style-name="ch1">
        <chart:title svg:x="6.919cm" svg:y="0.316cm" chart:style-name="ch2">
          <text:p>Runtimes </text:p>
        </chart:title>
        <chart:subtitle svg:x="6.218cm" svg:y="1.275cm" chart:style-name="ch3">
          <text:p>All times in seconds</text:p>
        </chart:subtitle>
        <chart:legend chart:legend-position="end" svg:x="13.033cm" svg:y="2.959cm" style:legend-expansion="high" chart:style-name="ch4"/>
        <chart:plot-area chart:style-name="ch5" table:cell-range-address="Sheet1.C5:Sheet1.C11 Sheet1.F5:Sheet1.H11 Sheet1.N5:Sheet1.P11" chart:data-source-has-labels="both" svg:x="1.331cm" svg:y="2.138cm" svg:width="11.382cm" svg:height="5.708cm">
          <chartooo:coordinate-region svg:x="2.138cm" svg:y="2.337cm" svg:width="10.11cm" svg:height="4.862cm"/>
          <chart:axis chart:dimension="x" chart:name="primary-x" chart:style-name="ch6" chartooo:axis-type="auto">
            <chartooo:date-scale/>
            <chart:title svg:x="6.065cm" svg:y="8.026cm" chart:style-name="ch7">
              <text:p>Image Width</text:p>
            </chart:title>
            <chart:categories table:cell-range-address="Sheet1.C6:Sheet1.C11"/>
          </chart:axis>
          <chart:axis chart:dimension="y" chart:name="primary-y" chart:style-name="ch6">
            <chart:title svg:x="0.451cm" svg:y="6.253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F6:Sheet1.F11" chart:label-cell-address="Sheet1.F5:Sheet1.F5" chart:class="chart:line">
            <chart:data-point chart:repeated="6"/>
          </chart:series>
          <chart:series chart:style-name="ch11" chart:values-cell-range-address="Sheet1.G6:Sheet1.G11" chart:label-cell-address="Sheet1.G5:Sheet1.G5" chart:class="chart:line">
            <chart:data-point chart:repeated="6"/>
          </chart:series>
          <chart:series chart:style-name="ch12" chart:values-cell-range-address="Sheet1.H6:Sheet1.H11" chart:label-cell-address="Sheet1.H5:Sheet1.H5" chart:class="chart:line">
            <chart:data-point chart:repeated="6"/>
          </chart:series>
          <chart:series chart:style-name="ch13" chart:values-cell-range-address="Sheet1.N6:Sheet1.N11" chart:label-cell-address="Sheet1.N5:Sheet1.N5" chart:class="chart:line">
            <chart:data-point chart:repeated="6"/>
          </chart:series>
          <chart:series chart:style-name="ch14" chart:values-cell-range-address="Sheet1.O6:Sheet1.O11" chart:label-cell-address="Sheet1.O5:Sheet1.O5" chart:class="chart:line">
            <chart:data-point chart:repeated="6"/>
          </chart:series>
          <chart:series chart:style-name="ch15" chart:values-cell-range-address="Sheet1.P6:Sheet1.P11" chart:label-cell-address="Sheet1.P5:Sheet1.P5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F5:Sheet1.F5</svg:desc>
                </draw:g>
              </table:table-cell>
              <table:table-cell office:value-type="string">
                <text:p>OpenMP</text:p>
                <draw:g>
                  <svg:desc>Sheet1.G5:Sheet1.G5</svg:desc>
                </draw:g>
              </table:table-cell>
              <table:table-cell office:value-type="string">
                <text:p>Cuda</text:p>
                <draw:g>
                  <svg:desc>Sheet1.H5:Sheet1.H5</svg:desc>
                </draw:g>
              </table:table-cell>
              <table:table-cell office:value-type="string">
                <text:p>Serial 3</text:p>
                <draw:g>
                  <svg:desc>Sheet1.N5:Sheet1.N5</svg:desc>
                </draw:g>
              </table:table-cell>
              <table:table-cell office:value-type="string">
                <text:p>OpenMP 3</text:p>
                <draw:g>
                  <svg:desc>Sheet1.O5:Sheet1.O5</svg:desc>
                </draw:g>
              </table:table-cell>
              <table:table-cell office:value-type="string">
                <text:p>Cuda 3</text:p>
                <draw:g>
                  <svg:desc>Sheet1.P5:Sheet1.P5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C6:Sheet1.C11</svg:desc>
                </draw:g>
              </table:table-cell>
              <table:table-cell office:value-type="float" office:value="0.714">
                <text:p>0.714</text:p>
                <draw:g>
                  <svg:desc>Sheet1.F6:Sheet1.F11</svg:desc>
                </draw:g>
              </table:table-cell>
              <table:table-cell office:value-type="float" office:value="0.706">
                <text:p>0.706</text:p>
                <draw:g>
                  <svg:desc>Sheet1.G6:Sheet1.G11</svg:desc>
                </draw:g>
              </table:table-cell>
              <table:table-cell office:value-type="float" office:value="0.354">
                <text:p>0.354</text:p>
                <draw:g>
                  <svg:desc>Sheet1.H6:Sheet1.H11</svg:desc>
                </draw:g>
              </table:table-cell>
              <table:table-cell office:value-type="float" office:value="0.589">
                <text:p>0.589</text:p>
                <draw:g>
                  <svg:desc>Sheet1.N6:Sheet1.N11</svg:desc>
                </draw:g>
              </table:table-cell>
              <table:table-cell office:value-type="float" office:value="0.411">
                <text:p>0.411</text:p>
                <draw:g>
                  <svg:desc>Sheet1.O6:Sheet1.O11</svg:desc>
                </draw:g>
              </table:table-cell>
              <table:table-cell office:value-type="float" office:value="0.49">
                <text:p>0.49</text:p>
                <draw:g>
                  <svg:desc>Sheet1.P6:Sheet1.P11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732">
                <text:p>2.732</text:p>
              </table:table-cell>
              <table:table-cell office:value-type="float" office:value="2.834">
                <text:p>2.834</text:p>
              </table:table-cell>
              <table:table-cell office:value-type="float" office:value="0.271">
                <text:p>0.271</text:p>
              </table:table-cell>
              <table:table-cell office:value-type="float" office:value="2.061">
                <text:p>2.061</text:p>
              </table:table-cell>
              <table:table-cell office:value-type="float" office:value="1.614">
                <text:p>1.614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.983">
                <text:p>10.983</text:p>
              </table:table-cell>
              <table:table-cell office:value-type="float" office:value="11.165">
                <text:p>11.165</text:p>
              </table:table-cell>
              <table:table-cell office:value-type="float" office:value="0.252">
                <text:p>0.252</text:p>
              </table:table-cell>
              <table:table-cell office:value-type="float" office:value="7.944">
                <text:p>7.944</text:p>
              </table:table-cell>
              <table:table-cell office:value-type="float" office:value="6.427">
                <text:p>6.42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4.155">
                <text:p>44.155</text:p>
              </table:table-cell>
              <table:table-cell office:value-type="float" office:value="44.85">
                <text:p>44.85</text:p>
              </table:table-cell>
              <table:table-cell office:value-type="float" office:value="0.276">
                <text:p>0.276</text:p>
              </table:table-cell>
              <table:table-cell office:value-type="float" office:value="32.004">
                <text:p>32.004</text:p>
              </table:table-cell>
              <table:table-cell office:value-type="float" office:value="25.687">
                <text:p>25.687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74.699">
                <text:p>174.699</text:p>
              </table:table-cell>
              <table:table-cell office:value-type="float" office:value="180.037">
                <text:p>180.037</text:p>
              </table:table-cell>
              <table:table-cell office:value-type="float" office:value="0.364">
                <text:p>0.364</text:p>
              </table:table-cell>
              <table:table-cell office:value-type="float" office:value="127.427">
                <text:p>127.427</text:p>
              </table:table-cell>
              <table:table-cell office:value-type="float" office:value="102.763">
                <text:p>102.763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701.353">
                <text:p>701.353</text:p>
              </table:table-cell>
              <table:table-cell office:value-type="float" office:value="718.26">
                <text:p>718.26</text:p>
              </table:table-cell>
              <table:table-cell office:value-type="float" office:value="0.73">
                <text:p>0.73</text:p>
              </table:table-cell>
              <table:table-cell office:value-type="float" office:value="507.657">
                <text:p>507.657</text:p>
              </table:table-cell>
              <table:table-cell office:value-type="float" office:value="410.67">
                <text:p>410.67</text:p>
              </table:table-cell>
              <table:table-cell office:value-type="float" office:value="1.256">
                <text:p>1.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Speed Up</text:p>
        </chart:title>
        <chart:legend chart:legend-position="end" svg:x="13.016cm" svg:y="3.952cm" style:legend-expansion="high" chart:style-name="ch3"/>
        <chart:plot-area chart:style-name="ch4" table:cell-range-address="Sheet1.D42:Sheet1.D48 Sheet1.F42:Sheet1.F48 Sheet1.H42:Sheet1.H48" chart:data-source-has-labels="both" svg:x="1.331cm" svg:y="1.275cm" svg:width="11.365cm" svg:height="6.564cm">
          <chartooo:coordinate-region svg:x="2.058cm" svg:y="1.474cm" svg:width="10.173cm" svg:height="5.718cm"/>
          <chart:axis chart:dimension="x" chart:name="primary-x" chart:style-name="ch5" chartooo:axis-type="auto">
            <chartooo:date-scale/>
            <chart:title svg:x="6.056cm" svg:y="8.019cm" chart:style-name="ch6">
              <text:p>Image Width</text:p>
            </chart:title>
            <chart:categories table:cell-range-address="Sheet1.D43:Sheet1.D48"/>
          </chart:axis>
          <chart:axis chart:dimension="y" chart:name="primary-y" chart:style-name="ch5">
            <chart:title svg:x="0.451cm" svg:y="5.276cm" chart:style-name="ch7">
              <text:p>Speedup</text:p>
            </chart:title>
            <chart:grid chart:style-name="ch8" chart:class="major"/>
          </chart:axis>
          <chart:series chart:style-name="ch9" chart:values-cell-range-address="Sheet1.F43:Sheet1.F48" chart:label-cell-address="Sheet1.F42:Sheet1.F42" chart:class="chart:line">
            <chart:data-point chart:repeated="6"/>
          </chart:series>
          <chart:series chart:style-name="ch10" chart:values-cell-range-address="Sheet1.H43:Sheet1.H48" chart:label-cell-address="Sheet1.H42:Sheet1.H4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  <draw:g>
                  <svg:desc>Sheet1.F42:Sheet1.F42</svg:desc>
                </draw:g>
              </table:table-cell>
              <table:table-cell office:value-type="string">
                <text:p>OpenMP 3</text:p>
                <draw:g>
                  <svg:desc>Sheet1.H42:Sheet1.H42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D43:Sheet1.D48</svg:desc>
                </draw:g>
              </table:table-cell>
              <table:table-cell office:value-type="float" office:value="1.01133144475921">
                <text:p>1.01133144475921</text:p>
                <draw:g>
                  <svg:desc>Sheet1.F43:Sheet1.F48</svg:desc>
                </draw:g>
              </table:table-cell>
              <table:table-cell office:value-type="float" office:value="1.4330900243309">
                <text:p>1.4330900243309</text:p>
                <draw:g>
                  <svg:desc>Sheet1.H43:Sheet1.H48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64008468595625">
                <text:p>0.964008468595625</text:p>
              </table:table-cell>
              <table:table-cell office:value-type="float" office:value="1.27695167286245">
                <text:p>1.2769516728624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983699059561129">
                <text:p>0.983699059561129</text:p>
              </table:table-cell>
              <table:table-cell office:value-type="float" office:value="1.23603547533842">
                <text:p>1.2360354753384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984503901895206">
                <text:p>0.984503901895206</text:p>
              </table:table-cell>
              <table:table-cell office:value-type="float" office:value="1.24592206174329">
                <text:p>1.2459220617432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970350539055861">
                <text:p>0.970350539055861</text:p>
              </table:table-cell>
              <table:table-cell office:value-type="float" office:value="1.24000856339344">
                <text:p>1.24000856339344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976461170049843">
                <text:p>0.976461170049843</text:p>
              </table:table-cell>
              <table:table-cell office:value-type="float" office:value="1.23616772591132">
                <text:p>1.236167725911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8cm" xlink:href=".." xlink:type="simple" chart:class="chart:line" chart:style-name="ch1">
        <chart:title svg:x="6.946cm" svg:y="0.316cm" chart:style-name="ch2">
          <text:p>Speed Up</text:p>
        </chart:title>
        <chart:legend chart:legend-position="end" svg:x="13.562cm" svg:y="3.956cm" style:legend-expansion="high" chart:style-name="ch3"/>
        <chart:plot-area chart:style-name="ch4" table:cell-range-address="Sheet1.D42:Sheet1.D48 Sheet1.G42:Sheet1.G48 Sheet1.I42:Sheet1.I48" chart:data-source-has-labels="both" svg:x="1.33cm" svg:y="1.275cm" svg:width="11.913cm" svg:height="6.572cm">
          <chartooo:coordinate-region svg:x="2.137cm" svg:y="1.474cm" svg:width="10.456cm" svg:height="5.726cm"/>
          <chart:axis chart:dimension="x" chart:name="primary-x" chart:style-name="ch5" chartooo:axis-type="auto">
            <chartooo:date-scale/>
            <chart:title svg:x="6.329cm" svg:y="8.027cm" chart:style-name="ch6">
              <text:p>Image Width</text:p>
            </chart:title>
            <chart:categories table:cell-range-address="Sheet1.D43:Sheet1.D48"/>
          </chart:axis>
          <chart:axis chart:dimension="y" chart:name="primary-y" chart:style-name="ch5">
            <chart:title svg:x="0.451cm" svg:y="5.28cm" chart:style-name="ch7">
              <text:p>Speedup</text:p>
            </chart:title>
            <chart:grid chart:style-name="ch8" chart:class="major"/>
          </chart:axis>
          <chart:series chart:style-name="ch9" chart:values-cell-range-address="Sheet1.G43:Sheet1.G48" chart:label-cell-address="Sheet1.G42:Sheet1.G42" chart:class="chart:line">
            <chart:data-point chart:repeated="6"/>
          </chart:series>
          <chart:series chart:style-name="ch10" chart:values-cell-range-address="Sheet1.I43:Sheet1.I48" chart:label-cell-address="Sheet1.I42:Sheet1.I4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Sheet1.G42:Sheet1.G42</svg:desc>
                </draw:g>
              </table:table-cell>
              <table:table-cell office:value-type="string">
                <text:p>Cuda 3</text:p>
                <draw:g>
                  <svg:desc>Sheet1.I42:Sheet1.I42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D43:Sheet1.D48</svg:desc>
                </draw:g>
              </table:table-cell>
              <table:table-cell office:value-type="float" office:value="2.01694915254237">
                <text:p>2.01694915254237</text:p>
                <draw:g>
                  <svg:desc>Sheet1.G43:Sheet1.G48</svg:desc>
                </draw:g>
              </table:table-cell>
              <table:table-cell office:value-type="float" office:value="1.20204081632653">
                <text:p>1.20204081632653</text:p>
                <draw:g>
                  <svg:desc>Sheet1.I43:Sheet1.I48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0811808118081">
                <text:p>10.0811808118081</text:p>
              </table:table-cell>
              <table:table-cell office:value-type="float" office:value="3.60945709281961">
                <text:p>3.6094570928196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3.5833333333333">
                <text:p>43.5833333333333</text:p>
              </table:table-cell>
              <table:table-cell office:value-type="float" office:value="13.7916666666667">
                <text:p>13.791666666666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59.981884057971">
                <text:p>159.981884057971</text:p>
              </table:table-cell>
              <table:table-cell office:value-type="float" office:value="59.8205607476635">
                <text:p>59.820560747663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79.942307692308">
                <text:p>479.942307692308</text:p>
              </table:table-cell>
              <table:table-cell office:value-type="float" office:value="199.728840125392">
                <text:p>199.72884012539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960.757534246575">
                <text:p>960.757534246575</text:p>
              </table:table-cell>
              <table:table-cell office:value-type="float" office:value="404.18550955414">
                <text:p>404.185509554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